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changeImpl.readObject( java . io .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Impl.setDestination( InternalEndpoint desti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Impl.setProperty( Class &lt; T &gt; type , 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changeImpl.getOut( boolean lazyCreat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changeImpl.setProperties( Map &lt; String , Object &gt;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Impl.removeProperty( Class &lt; T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Impl.setSource( InternalEndpoin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Impl.setError( Exception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changeImpl.get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Impl.setTarget( Reference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Impl.ExchangeImpl( Pattern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changeImpl.setIn(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Impl.writeObject( java . io .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changeImpl.setOut(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Impl.removeProper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changeImpl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Impl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Impl.getProperty( Class &lt; T &gt;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changeImpl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Impl.display( boolean display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Impl.Exchange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changeImpl.setRole( Role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Impl.getProviderLock( boolean cre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changeImpl.get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Impl.get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Impl.getPropert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change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Impl.setOperation( QName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Impl.create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Impl.getConsumerLock( boolean cre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changeImpl.getMessage(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Impl.getProperty( String name , Class &lt; T &gt;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changeImpl.setProperty(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changeImpl.convert( Object body , Class &lt; T &gt;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xchangeImpl.getIn( boolean lazyCre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change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Impl.get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Impl.ensureReRead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Impl.copyFrom( Exchange exchan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xchangeImpl.setFault(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Impl.getFault( boolean lazyCre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changeImpl.cop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changeImpl.setStatus( Status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Impl.ge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Impl.getRo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Impl.get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Impl.getProper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changeImpl.getMessage( Type type , boolean lazyCre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xchangeImpl.get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Impl.setMessage( Type type , Message 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